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22a6f"/>
    </style:style>
    <style:style style:name="P2" style:family="paragraph" style:parent-style-name="Text_20_body" style:list-style-name="L3"/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00e7afd"/>
    </style:style>
    <style:style style:name="P7" style:family="paragraph" style:parent-style-name="Text_20_body">
      <style:text-properties officeooo:paragraph-rsid="0010479d"/>
    </style:style>
    <style:style style:name="P8" style:family="paragraph" style:parent-style-name="Text_20_body" style:list-style-name="L6"/>
    <style:style style:name="P9" style:family="paragraph" style:parent-style-name="Text_20_body">
      <style:text-properties officeooo:paragraph-rsid="00122a6f"/>
    </style:style>
    <style:style style:name="P10" style:family="paragraph" style:parent-style-name="Text_20_body" style:list-style-name="L9"/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0122a6f"/>
    </style:style>
    <style:style style:name="P13" style:family="paragraph" style:parent-style-name="Text_20_body">
      <style:text-properties officeooo:paragraph-rsid="0012b6aa"/>
    </style:style>
    <style:style style:name="T1" style:family="text">
      <style:text-properties fo:color="#729fcf" loext:opacity="100%"/>
    </style:style>
    <style:style style:name="T2" style:family="text">
      <style:text-properties fo:color="#729fcf" loext:opacity="100%" officeooo:rsid="0010479d"/>
    </style:style>
    <style:style style:name="T3" style:family="text">
      <style:text-properties fo:color="#729fcf" loext:opacity="100%" fo:font-weight="normal" officeooo:rsid="0010479d" style:font-weight-asian="normal" style:font-weight-complex="normal"/>
    </style:style>
    <style:style style:name="T4" style:family="text">
      <style:text-properties fo:color="#729fcf" loext:opacity="100%" officeooo:rsid="0012b6aa"/>
    </style:style>
    <style:style style:name="T5" style:family="text">
      <style:text-properties officeooo:rsid="0010479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479d" style:font-weight-asian="bold" style:font-weight-complex="bold"/>
    </style:style>
    <style:style style:name="T8" style:family="text">
      <style:text-properties fo:font-weight="bold" officeooo:rsid="00122a6f" style:font-weight-asian="bold" style:font-weight-complex="bol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0479d"/>
    </style:style>
    <style:style style:name="T11" style:family="text">
      <style:text-properties fo:color="#000000" loext:opacity="100%" fo:font-size="18pt" style:text-underline-style="solid" style:text-underline-width="auto" style:text-underline-color="font-color" fo:font-weight="bold" officeooo:rsid="0010479d" style:font-size-asian="18pt" style:font-weight-asian="bold" style:font-size-complex="18pt" style:font-weight-complex="bold"/>
    </style:style>
    <style:style style:name="T12" style:family="text">
      <style:text-properties fo:color="#000000" loext:opacity="100%" fo:font-weight="bold" officeooo:rsid="00122a6f" style:font-weight-asian="bold" style:font-weight-complex="bold"/>
    </style:style>
    <style:style style:name="T13" style:family="text">
      <style:text-properties fo:color="#000000" loext:opacity="100%" fo:font-weight="bold" officeooo:rsid="0010479d" style:font-weight-asian="bold" style:font-weight-complex="bold"/>
    </style:style>
    <style:style style:name="T14" style:family="text">
      <style:text-properties fo:color="#000000" loext:opacity="100%" fo:font-weight="normal" officeooo:rsid="0010479d" style:font-weight-asian="normal" style:font-weight-complex="normal"/>
    </style:style>
    <style:style style:name="T15" style:family="text">
      <style:text-properties fo:color="#000000" loext:opacity="100%" fo:font-weight="normal" officeooo:rsid="00122a6f" style:font-weight-asian="normal" style:font-weight-complex="normal"/>
    </style:style>
    <style:style style:name="T16" style:family="text">
      <style:text-properties fo:color="#000000" loext:opacity="100%" fo:font-size="16pt" style:text-underline-style="solid" style:text-underline-width="auto" style:text-underline-color="font-color" fo:font-weight="bold" officeooo:rsid="0010479d" style:font-size-asian="16pt" style:font-weight-asian="bold" style:font-size-complex="16pt" style:font-weight-complex="bold"/>
    </style:style>
    <style:style style:name="T17" style:family="text">
      <style:text-properties fo:color="#000000" loext:opacity="100%" fo:font-size="16pt" style:text-underline-style="none" fo:font-weight="bold" officeooo:rsid="00122a6f" style:font-size-asian="16pt" style:font-weight-asian="bold" style:font-size-complex="16pt" style:font-weight-complex="bold"/>
    </style:style>
    <style:style style:name="T18" style:family="text">
      <style:text-properties fo:color="#000000" loext:opacity="100%" fo:font-size="16pt" fo:font-weight="bold" officeooo:rsid="0010479d" style:font-size-asian="16pt" style:font-weight-asian="bold" style:font-size-complex="16pt" style:font-weight-complex="bold"/>
    </style:style>
    <style:style style:name="T19" style:family="text">
      <style:text-properties officeooo:rsid="00122a6f"/>
    </style:style>
    <style:style style:name="T20" style:family="text">
      <style:text-properties style:text-underline-style="none"/>
    </style:style>
    <style:style style:name="T21" style:family="text">
      <style:text-properties officeooo:rsid="0012b6aa"/>
    </style:style>
    <style:style style:name="T22" style:family="text">
      <style:text-properties officeooo:rsid="00131cf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>Écriture de requêtes MongoDB</text:h>
      <text:h text:style-name="Heading_20_3" text:outline-level="3">Introduction</text:h>
      <text:p text:style-name="Text_20_body">Vous allez apprendre à effectuer des requêtes sur une base de données MongoDB. Vous pouvez utiliser l'interface graphique <text:span text:style-name="Strong_20_Emphasis">MongoDB Compass</text:span> ou la ligne de commande <text:span text:style-name="Strong_20_Emphasis">Mongosh</text:span> pour cela.</text:p>
      <text:h text:style-name="Heading_20_3" text:outline-level="3">Préparation de la base de données</text:h>
      <text:p text:style-name="Text_20_body">Le fichier <text:span text:style-name="Source_20_Text">films.json</text:span> dans ce dépôt contient des documents à insérer dans une collection <text:span text:style-name="Source_20_Text">movies</text:span>. Si vous avez déjà démarré MongoDB avec Docker, la collection est déjà prête. Sinon, suivez ces étapes pour une installation locale :</text:p>
      <text:list text:style-name="L3">
        <text:list-item>
          <text:p text:style-name="P3">Créez une base de données <text:span text:style-name="Source_20_Text">cinema</text:span>.</text:p>
        </text:list-item>
        <text:list-item>
          <text:p text:style-name="P3">Créez une collection <text:span text:style-name="Source_20_Text">movies</text:span>.</text:p>
        </text:list-item>
        <text:list-item>
          <text:p text:style-name="P2">Chargez les documents depuis le fichier <text:span text:style-name="Source_20_Text">films.json</text:span>.</text:p>
        </text:list-item>
      </text:list>
      <text:h text:style-name="Heading_20_3" text:outline-level="3">Utilisation de MongoDB Compass</text:h>
      <text:p text:style-name="Text_20_body">MongoDB Compass propose deux modes de fonctionnement :</text:p>
      <text:list text:style-name="L4">
        <text:list-item>
          <text:p text:style-name="P5"><text:span text:style-name="Strong_20_Emphasis">Console MongoShell</text:span> : similaire à Mongosh, pour écrire des requêtes manuellement.</text:p>
        </text:list-item>
        <text:list-item>
          <text:p text:style-name="P4"><text:span text:style-name="Strong_20_Emphasis">Interface graphique</text:span> : pour effectuer des requêtes sans écrire de code.</text:p>
        </text:list-item>
      </text:list>
      <text:h text:style-name="Heading_20_3" text:outline-level="3">Première requête avec Mongo Compass</text:h>
      <text:p text:style-name="Text_20_body">Voici un exemple de requête à compléter pour afficher tous les titres de films réalisés par <text:span text:style-name="Strong_20_Emphasis">Spielberg</text:span> et du genre <text:span text:style-name="Strong_20_Emphasis">Aventure</text:span>.</text:p>
      <text:p text:style-name="P6"><text:span text:style-name="T21"><text:line-break/>Se mettre dans cinema : <text:line-break/></text:span><text:span text:style-name="T4">use cinema</text:span><text:span text:style-name="T21"><text:line-break/><text:line-break/>puis se mettre dans la db.movies. <text:line-break/></text:span><text:span text:style-name="T4">db.movies</text:span><text:span text:style-name="T21"><text:line-break/><text:line-break/>ça créé le fichier database.movies au sein de cinema<text:line-break/>Puis dans la section cinéma de MongoDbCompass, aller dans « movies », et cliquer sur add data, <text:line-break/>là coller le fichier json du dossier, qu’on trouve en </text:span><text:span text:style-name="T22">cliquant sur de dossier initdb, <text:line-break/>prendre le fichier movies.json et l’updater sur Mongodb</text:span><text:span text:style-name="T21"> <text:line-break/></text:span><text:span text:style-name="T22">Une fois le fichier en place, prendre le mongosh en bas du logiciel MongoDbCompass, puis <text:line-break/><text:line-break/>s’assurer qu’on n’est plus en mode « test ». <text:line-break/>s’il y a écrit « test », refaire : <text:line-break/>use cinema<text:line-break/>db.movies, et commencer à écrire . <text:line-break/></text:span><text:span text:style-name="T21"><text:line-break/></text:span><text:soft-page-break/><text:line-break/><text:span text:style-name="T1"><text:line-break/>db.movies.find(<text:line-break/> <text:s/>{ genre: "Aventure", "director.last_name": "Spielberg" }, <text:line-break/> <text:s/>{ title: 1 }<text:line-break/>)</text:span><text:line-break/><text:line-break/><text:line-break/><text:span text:style-name="T21">Ca renvoie </text:span><text:span text:style-name="T22">les films en question avec l’id et le titre. </text:span><text:line-break/><text:line-break/><text:line-break/>Autres requêtes à compléter</text:p>
      <text:p text:style-name="Text_20_body"><text:span text:style-name="Strong_20_Emphasis"><text:span text:style-name="T5"><text:tab/>1. </text:span></text:span><text:span text:style-name="Strong_20_Emphasis">Afficher tous les titres des films parus en 2000</text:span> :</text:p>
      <text:p text:style-name="P13"><text:line-break/><text:span text:style-name="T1">db.movies.find({ year: 2000 }, { title: 1 })</text:span><text:line-break/><text:span text:style-name="T1">db.movies.find(<text:line-break/> <text:s/>{ genre: "Aventure", "director.last_name": "Spielberg" }, <text:line-break/> <text:s/>{ title: 1 }<text:line-break/>)</text:span><text:line-break/><text:line-break/><text:tab/><text:span text:style-name="T7">2. </text:span><text:span text:style-name="Strong_20_Emphasis"><text:span text:style-name="T6">Afficher tous les titres des films du genre "Action"</text:span></text:span><text:span text:style-name="T6"> : </text:span><text:line-break/><text:line-break/><text:span text:style-name="T1">db.movies.find({ genre: "Action" }, { title: 1 })<text:line-break/></text:span><text:line-break/><text:tab/><text:span text:style-name="T5">3.</text:span><text:span text:style-name="Strong_20_Emphasis">Afficher la liste de tous les genres de films sans doublon</text:span> : <text:line-break/><text:line-break/><text:span text:style-name="T1">db.movies.distinct("genre")<text:line-break/></text:span><text:line-break/><text:line-break/><text:tab/><text:span text:style-name="T5">4.</text:span><text:span text:style-name="Strong_20_Emphasis">Afficher les titres des films français et leur date de sortie</text:span> : <text:line-break/><text:line-break/><text:span text:style-name="T1">db.movies.find({ "country": "France" }, { title: 1, year: 1 })<text:line-break/><text:line-break/></text:span><text:line-break/><text:tab/><text:span text:style-name="T5">5.</text:span><text:span text:style-name="Strong_20_Emphasis">Afficher les titres des films dans lesquels "Uma Thurman" a joué</text:span> : <text:line-break/><text:line-break/><text:span text:style-name="T1">db.movies.find({ "actors.name": "Uma Thurman" }, { title: 1, year: 1 }) <text:line-break/><text:line-break/><text:line-break/><text:tab/></text:span><text:span text:style-name="T10">6.</text:span><text:span text:style-name="Strong_20_Emphasis"><text:span text:style-name="T9">Afficher le nom complet du réalisateur du film "Memento"</text:span></text:span><text:span text:style-name="T9"> : </text:span><text:span text:style-name="T1"><text:line-break/><text:line-break/>db.movies.find({ title: "Memento" }, { "director.name": 1 })<text:line-break/><text:line-break/><text:line-break/><text:tab/></text:span><text:span text:style-name="T10">7. </text:span><text:span text:style-name="Strong_20_Emphasis"><text:span text:style-name="T9">Afficher les noms et prénoms des acteurs dans "Apocalypse Now"</text:span></text:span><text:span text:style-name="T9"> : <text:line-break/></text:span><text:soft-page-break/><text:span text:style-name="T9"><text:line-break/></text:span><text:span text:style-name="T1">db.movies.find({ title: "Apocalypse Now" }, { "actors.name": 1 })<text:line-break/></text:span><text:span text:style-name="T9"><text:line-break/><text:line-break/><text:tab/></text:span><text:span text:style-name="T10">8.</text:span><text:span text:style-name="Strong_20_Emphasis"><text:span text:style-name="T9">Afficher les titres des films sortis entre 1968 et 1978 (inclus)</text:span></text:span><text:span text:style-name="T9"> : </text:span></text:p>
      <text:p text:style-name="P7"><text:span text:style-name="T9"><text:line-break/></text:span><text:span text:style-name="T1">db.movies.find({ year: { $gte: 1968, $lte: 1978 } }, { title: 1, year: 1 })</text:span></text:p>
      <text:p text:style-name="P7"><text:span text:style-name="T1"/></text:p>
      <text:p text:style-name="P7"><text:span text:style-name="Strong_20_Emphasis"><text:span text:style-name="T10">9.</text:span></text:span><text:span text:style-name="Strong_20_Emphasis"><text:span text:style-name="T9">Afficher les titres et années de films sortis avant 1968 (sans inclure 1968)</text:span></text:span><text:span text:style-name="T9"> : <text:line-break/><text:line-break/>db.movies.find({ year: { $lt: 1968 } }, { title: 1, year: 1 })<text:line-break/><text:line-break/></text:span><text:span text:style-name="T10">10.</text:span><text:span text:style-name="Strong_20_Emphasis"><text:span text:style-name="T9">Afficher et trier les films sortis avant 1968, par années croissantes et décroissantes (limité à 5 résultats)</text:span></text:span><text:span text:style-name="T9"> : <text:line-break/>Par années croissantes : <text:line-break/></text:span><text:span text:style-name="T1">db.movies.find({ year: { $lt: 1968 } }).sort({ year: 1 }).limit(5)<text:line-break/></text:span><text:span text:style-name="T9"><text:line-break/></text:span><text:span text:style-name="T10">Par années décroissantes : <text:line-break/></text:span><text:span text:style-name="T2">db.movies.find({ year: { $lt: 1968 } }).sort({ year: -1 }).limit(5)</text:span><text:span text:style-name="T10"><text:line-break/><text:line-break/><text:line-break/>Utilisation des agrégations</text:span></text:p>
      <text:list text:style-name="L6">
        <text:list-item>
          <text:p text:style-name="P8"><text:span text:style-name="Strong_20_Emphasis">Nombre de films par genre</text:span> (avec agrégation) :</text:p>
        </text:list-item>
      </text:list>
      <text:p text:style-name="P7"><text:span text:style-name="T2">db.movies.aggregate([<text:line-break/> <text:s/>{ $group: { _id: "$genre", count: { $sum: 1 } } }<text:line-break/>])<text:line-break/><text:line-break/></text:span><text:span text:style-name="T10">2. </text:span><text:span text:style-name="Strong_20_Emphasis"><text:span text:style-name="T9">Compt</text:span></text:span><text:span text:style-name="Strong_20_Emphasis">er les films dont l'année est après 2000</text:span> : <text:line-break/><text:span text:style-name="T2"><text:line-break/>db.movies.countDocuments({ year: { $gte: 2000 } })<text:line-break/><text:line-break/><text:line-break/></text:span><text:span text:style-name="T10">3. </text:span><text:span text:style-name="Strong_20_Emphasis"><text:span text:style-name="T10">Afficher les films contenant "la guerre du Vietnam" dans le résumé</text:span></text:span><text:span text:style-name="T10"> : </text:span><text:span text:style-name="T2"><text:line-break/><text:line-break/>db.movies.find({ summary: /la guerre du Vietnam/i }, { title: 1, year: 1 })<text:line-break/><text:line-break/><text:line-break/></text:span><text:span text:style-name="T11">Modification de données</text:span></text:p>
      <text:p text:style-name="Text_20_body"><text:span text:style-name="Strong_20_Emphasis"><text:span text:style-name="T8">1. </text:span></text:span><text:span text:style-name="Strong_20_Emphasis"><text:span text:style-name="T6">Modifier l'année de sortie du film "La Guerre des étoiles"</text:span></text:span><text:span text:style-name="T6"> :</text:span></text:p>
      <text:p text:style-name="P7"><text:span text:style-name="T2">db.movies.updateOne({ title: "La Guerre des étoiles" }, { $set: { year: 1978 } })<text:line-break/><text:line-break/></text:span><text:span text:style-name="T12">2.</text:span><text:span text:style-name="Strong_20_Emphasis"><text:span text:style-name="T13">Ajouter un acteur au film "Le Parrain"</text:span></text:span><text:span text:style-name="T13"> : <text:line-break/></text:span><text:soft-page-break/><text:span text:style-name="T13"><text:line-break/></text:span><text:span text:style-name="T3">db.movies.updateOne(<text:line-break/> <text:s/>{ title: "Le Parrain" },<text:line-break/> <text:s/>{ $push: { "actors": { name: "Diane Keaton", born: 1946 } } }<text:line-break/>)<text:line-break/><text:line-break/></text:span><text:span text:style-name="T15">3. </text:span><text:span text:style-name="Strong_20_Emphasis"><text:span text:style-name="T10">Ajouter plusieurs acteurs à "Le Parrain"</text:span></text:span><text:span text:style-name="T14"> : </text:span></text:p>
      <text:p text:style-name="P7"><text:span text:style-name="T3">db.movies.updateOne(<text:line-break/> <text:s/>{ title: "Le Parrain" },<text:line-break/> <text:s/>{ $push: { "actors": { $each: [{ name: "John Cazale", born: 1935 }, { name: "Richard Conte", born: 1910 }] } } }<text:line-break/>)<text:line-break/></text:span></text:p>
      <text:h text:style-name="P1" text:outline-level="3"><text:span text:style-name="T16">Suppression de données</text:span></text:h>
      <text:h text:style-name="P1" text:outline-level="3"><text:span text:style-name="Strong_20_Emphasis"><text:span text:style-name="Strong_20_Emphasis"><text:span text:style-name="T17">1. </text:span></text:span></text:span><text:span text:style-name="Strong_20_Emphasis"><text:span text:style-name="T20">Supprimer le film "Impitoyable"</text:span></text:span><text:span text:style-name="T20"> :<text:line-break/></text:span><text:line-break/></text:h>
      <text:p text:style-name="P9"><text:span text:style-name="T3">db.movies.deleteOne({ title: "Impitoyable" })<text:line-break/><text:line-break/><text:line-break/></text:span><text:span text:style-name="T15">2.</text:span><text:span text:style-name="Strong_20_Emphasis"><text:span text:style-name="T10">Supprimer tous les films de 1970</text:span></text:span><text:span text:style-name="T14"> : <text:line-break/></text:span><text:span text:style-name="T3">db.movies.deleteMany({ year: 1970 })<text:line-break/></text:span></text:p>
      <text:p text:style-name="P12"><text:span text:style-name="T18">Exportation de la base de données</text:span></text:p>
      <text:list text:style-name="L9">
        <text:list-item>
          <text:p text:style-name="P11"><text:span text:style-name="Strong_20_Emphasis">Faire un dump de la base de données avec MongoDB Compass</text:span>.</text:p>
        </text:list-item>
        <text:list-item>
          <text:p text:style-name="P10"><text:span text:style-name="Strong_20_Emphasis">Faire un dump en ligne de commande (Powershell)</text:span> :</text:p>
        </text:list-item>
      </text:list>
      <text:p text:style-name="P9"><text:span text:style-name="T3"><text:line-break/>mongodump --db cinema --out /chemin/vers/dossier<text:line-break/><text:line-break/><text:line-break/><text:line-break/></text:span><text:span text:style-name="T16">Création d'une nouvelle collection : "exploitation"</text:span></text:p>
      <text:p text:style-name="P9">Nous allons créer une nouvelle collection pour stocker les revenus des films en fonction de leur pays d'exploitation ("box-office").</text:p>
      <text:p text:style-name="P9"><text:span text:style-name="Strong_20_Emphasis"><text:span text:style-name="T19">1. </text:span></text:span><text:span text:style-name="Strong_20_Emphasis">Créer une collection "exploitation"</text:span> :</text:p>
      <text:p text:style-name="P9"><text:span text:style-name="T3">db.exploitation.insertOne({<text:line-break/> <text:s/>"box_office_fr": 13850000,<text:line-break/> <text:s/>"box_office_us": 98000000,<text:line-break/> <text:s/>"film_id": "movie:665"<text:line-break/></text:span><text:soft-page-break/><text:span text:style-name="T3">})<text:line-break/><text:line-break/></text:span><text:span text:style-name="T12">2. </text:span><text:span text:style-name="Strong_20_Emphasis"><text:span text:style-name="T13">Ajouter les autres films de manière similaire</text:span></text:span><text:span text:style-name="T13">.</text:span></text:p>
      <text:h text:style-name="Heading_20_3" text:outline-level="3">Requêtes avec jointures</text:h>
      <text:p text:style-name="P9">Pour joindre les données des collections <text:span text:style-name="Source_20_Text">movies</text:span> et <text:span text:style-name="Source_20_Text">exploitation</text:span>, utilisez l'agrégation avec <text:span text:style-name="Source_20_Text">$lookup</text:span>.</text:p>
      <text:p text:style-name="P9"><text:span text:style-name="Strong_20_Emphasis"><text:span text:style-name="T19">1. </text:span></text:span><text:span text:style-name="Strong_20_Emphasis">Afficher le titre des films et le box-office français pour chaque film</text:span> :</text:p>
      <text:p text:style-name="P9"><text:span text:style-name="T3"><text:line-break/>db.movies.aggregate([<text:line-break/> <text:s/>{ $lookup: { from: "exploitation", localField: "_id", foreignField: "film_id", as: "box_office" } },<text:line-break/> <text:s/>{ $project: { title: 1, "box_office.box_office_fr": 1 } }<text:line-break/>])<text:line-break/><text:line-break/></text:span><text:span text:style-name="T14"><text:line-break/></text:span><text:span text:style-name="T12">2. </text:span><text:span text:style-name="Strong_20_Emphasis"><text:span text:style-name="T13">S</text:span></text:span><text:span text:style-name="Strong_20_Emphasis"><text:span text:style-name="T10">omme des box-offices français par pays d'origine</text:span></text:span><text:span text:style-name="T14"> : </text:span><text:span text:style-name="T3"><text:line-break/><text:line-break/>db.movies.aggregate([<text:line-break/> <text:s/>{ $lookup: { from: "exploitation", localField: "_id", foreignField: "film_id", as: "box_office" } },<text:line-break/> <text:s/>{ $group: { _id: "$country", total_box_office_fr: { $sum: "$box_office.box_office_fr" } } }<text:line-break/>])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08:33.471000000</meta:creation-date>
    <dc:date>2025-01-30T14:16:59.410000000</dc:date>
    <meta:editing-duration>PT15M53S</meta:editing-duration>
    <meta:editing-cycles>3</meta:editing-cycles>
    <meta:generator>LibreOffice/24.2.7.2$Windows_X86_64 LibreOffice_project/ee3885777aa7032db5a9b65deec9457448a91162</meta:generator>
    <meta:document-statistic meta:table-count="0" meta:image-count="0" meta:object-count="0" meta:page-count="5" meta:paragraph-count="38" meta:word-count="896" meta:character-count="5715" meta:non-whitespace-character-count="4733"/>
  </office:meta>
</office:document-meta>
</file>